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3.335cm" svg:height="6.35cm" svg:x="4.175cm" svg:y="1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9.658cm" svg:height="9.897cm" svg:x="0.962cm" svg:y="11.402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t Tuck</meta:initial-creator>
    <meta:creation-date>2011-04-28T16:04:38</meta:creation-date>
    <dc:date>2011-06-01T23:44:43</dc:date>
    <dc:creator>Nat Tuck</dc:creator>
    <meta:editing-duration>PT00H02M09S</meta:editing-duration>
    <meta:editing-cycles>2</meta:editing-cycles>
    <meta:generator>OpenOffice.org/3.2$Unix OpenOffice.org_project/320m19$Build-9505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6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36cm" svg:height="6.351cm" xlink:href="." chart:class="chart:line" chart:style-name="ch1">
        <chart:legend chart:legend-position="end" svg:x="10.991cm" svg:y="2.706cm" chart:style-name="ch2"/>
        <chart:plot-area chart:style-name="ch3" chart:data-source-has-labels="both" svg:x="0.331cm" svg:y="0.127cm" svg:width="10.395cm" svg:height="6.044cm">
          <chart:axis chart:dimension="x" chart:name="primary-x" chart:style-name="ch4">
            <chart:title svg:x="4.967cm" svg:y="5.726cm" chart:style-name="ch5">
              <text:p>Loop Unroll</text:p>
            </chart:title>
            <chart:categories table:cell-range-address="local-table.$A$2:.$A$6"/>
          </chart:axis>
          <chart:axis chart:dimension="y" chart:name="primary-y" chart:style-name="ch6">
            <chart:title svg:x="0.267cm" svg:y="3.525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</text:p>
              </table:table-cell>
              <table:table-cell office:value-type="string">
                <text:p>2x2 Bloc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6">
                <text:p>3.4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3">
                <text:p>3.7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4">
                <text:p>3.6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2">
                <text:p>3.3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8">
                <text:p>2.08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one" chart:link-data-style-to-source="false"/>
      <style:graphic-properties svg:stroke-width="0.088cm" svg:stroke-color="#333333" draw:fill-color="#333333"/>
      <style:text-properties fo:font-size="6pt" style:font-size-asian="6pt" style:font-size-complex="6pt"/>
    </style:style>
    <style:style style:name="ch10" style:family="chart" style:data-style-name="N116">
      <style:chart-properties chart:symbol-type="none" chart:link-data-style-to-source="false"/>
      <style:graphic-properties svg:stroke-width="0.088cm" svg:stroke-color="#999999" draw:fill-color="#999999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59cm" svg:height="9.898cm" xlink:href="." chart:class="chart:line" chart:style-name="ch1">
        <chart:legend chart:legend-position="end" svg:x="17.187cm" svg:y="4.48cm" chart:style-name="ch2"/>
        <chart:plot-area chart:style-name="ch3" chart:data-source-has-labels="both" svg:x="0.585cm" svg:y="0.197cm" svg:width="16.21cm" svg:height="9.311cm">
          <chart:axis chart:dimension="x" chart:name="primary-x" chart:style-name="ch4">
            <chart:title svg:x="8.129cm" svg:y="9.133cm" chart:style-name="ch5">
              <text:p>Loop Unroll</text:p>
            </chart:title>
            <chart:categories table:cell-range-address="local-table.$A$2:.$A$6"/>
          </chart:axis>
          <chart:axis chart:dimension="y" chart:name="primary-y" chart:style-name="ch6">
            <chart:title svg:x="0.394cm" svg:y="5.228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</text:p>
              </table:table-cell>
              <table:table-cell office:value-type="string">
                <text:p>2x2 Bloc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6">
                <text:p>3.4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3">
                <text:p>3.7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4">
                <text:p>3.6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2">
                <text:p>3.3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8">
                <text:p>2.08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